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32e73" officeooo:paragraph-rsid="00032e73"/>
    </style:style>
    <style:style style:name="P2" style:family="paragraph" style:parent-style-name="Standard">
      <style:text-properties style:font-name="Courier 10 Pitch" officeooo:rsid="00032e73" officeooo:paragraph-rsid="000b9fdc"/>
    </style:style>
    <style:style style:name="P3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4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5" style:family="paragraph" style:parent-style-name="Standard">
      <style:text-properties officeooo:rsid="00032e73" officeooo:paragraph-rsid="000b9fdc"/>
    </style:style>
    <style:style style:name="P6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7" style:family="paragraph" style:parent-style-name="Standard">
      <style:text-properties style:font-name="Courier 10 Pitch" fo:font-size="16pt" officeooo:rsid="0003f8e9" officeooo:paragraph-rsid="0015b2ab" style:font-size-asian="16pt" style:font-size-complex="16pt"/>
    </style:style>
    <style:style style:name="P8" style:family="paragraph" style:parent-style-name="Standard">
      <style:text-properties style:font-name="Courier 10 Pitch" fo:font-size="16pt" officeooo:rsid="0003f8e9" officeooo:paragraph-rsid="0012a1c6" style:font-size-asian="16pt" style:font-size-complex="16pt"/>
    </style:style>
    <style:style style:name="P9" style:family="paragraph" style:parent-style-name="Standard">
      <style:text-properties style:font-name="Courier 10 Pitch" fo:font-size="16pt" officeooo:rsid="001702ae" officeooo:paragraph-rsid="0015b2ab" style:font-size-asian="16pt" style:font-size-complex="16pt"/>
    </style:style>
    <style:style style:name="P10" style:family="paragraph" style:parent-style-name="Standard">
      <style:text-properties style:font-name="Courier 10 Pitch" fo:font-size="20pt" officeooo:rsid="0003f8e9" officeooo:paragraph-rsid="0015b2ab" style:font-size-asian="17.5pt" style:font-size-complex="20pt"/>
    </style:style>
    <style:style style:name="P11" style:family="paragraph" style:parent-style-name="Standard">
      <style:text-properties style:font-name="Courier 10 Pitch" fo:font-size="20pt" officeooo:rsid="0003f8e9" officeooo:paragraph-rsid="0012a1c6" style:font-size-asian="17.5pt" style:font-size-complex="20pt"/>
    </style:style>
    <style:style style:name="P12" style:family="paragraph" style:parent-style-name="Standard">
      <style:paragraph-properties fo:break-before="page"/>
      <style:text-properties style:font-name="Courier 10 Pitch" fo:font-size="16pt" officeooo:rsid="0003f8e9" officeooo:paragraph-rsid="0015b2ab" style:font-size-asian="16pt" style:font-size-complex="16pt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style:font-name="Courier" fo:font-size="16pt" officeooo:rsid="0015b2ab" style:font-size-asian="16pt" style:font-size-complex="16pt"/>
    </style:style>
    <style:style style:name="T4" style:family="text">
      <style:text-properties style:font-name="Courier" officeooo:rsid="0004670f"/>
    </style:style>
    <style:style style:name="T5" style:family="text">
      <style:text-properties style:font-name="Courier" officeooo:rsid="0015b2ab"/>
    </style:style>
    <style:style style:name="T6" style:family="text">
      <style:text-properties style:font-name="Courier" officeooo:rsid="00063665"/>
    </style:style>
    <style:style style:name="T7" style:family="text">
      <style:text-properties officeooo:rsid="000b9fd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0b9fdc"/>
    </style:style>
    <style:style style:name="T10" style:family="text">
      <style:text-properties officeooo:rsid="0015b2ab"/>
    </style:style>
    <style:style style:name="T11" style:family="text">
      <style:text-properties officeooo:rsid="0004670f"/>
    </style:style>
    <style:style style:name="T12" style:family="text">
      <style:text-properties officeooo:rsid="00063665"/>
    </style:style>
    <style:style style:name="T13" style:family="text">
      <style:text-properties officeooo:rsid="001702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Snippet #1: </text:span><text:span text:style-name="T9">eanhdtwouiiucot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nippet #2: <text:span text:style-name="T7">mllosirikas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nippet #3: <text:span text:style-name="T7">aphswohiuit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nippet #4: <text:span text:style-name="T7">aaecsrosem,lpm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nippet #5: <text:span text:style-name="T7">wegharneniordnw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nippet #6: <text:span text:style-name="T7">mlkauirtnthgiejnrr</text:span></text:p>
      <text:p text:style-name="P6">Vigenere key = CYBERDIS</text:p>
      <text:p text:style-name="P3">Ciphertext #1 = CLZWFFQWVWULRW</text:p>
      <text:p text:style-name="P4"/>
      <text:p text:style-name="P4"/>
      <text:p text:style-name="P4"/>
      <text:p text:style-name="P4"/>
      <text:p text:style-name="P3">Vigenere key = CYBERDIS</text:p>
      <text:p text:style-name="P3">Ciphertext #2 = YMVPUJQNGSQECLBLNC</text:p>
      <text:p text:style-name="P4"/>
      <text:p text:style-name="P4"/>
      <text:p text:style-name="P4"/>
      <text:p text:style-name="P4"/>
      <text:p text:style-name="P4"/>
      <text:p text:style-name="P4"/>
      <text:p text:style-name="P3">Vigenere key = CYBERDIS</text:p>
      <text:p text:style-name="P3">Ciphertext #3 = NGCIIWGXQPBPZWBDG</text:p>
      <text:p text:style-name="P4"/>
      <text:p text:style-name="P4"/>
      <text:p text:style-name="P4"/>
      <text:p text:style-name="P4"/>
      <text:p text:style-name="P4"/>
      <text:p text:style-name="P3">Vigenere key = CYBERDIS</text:p>
      <text:p text:style-name="P3">Ciphertext #4 = UCDYILBQYGMPUHAWTTF</text:p>
      <text:p text:style-name="P4"/>
      <text:p text:style-name="P4"/>
      <text:p text:style-name="P4"/>
      <text:p text:style-name="P4"/>
      <text:p text:style-name="P4"/>
      <text:p text:style-name="P3">Vigenere key = CYBERDIS</text:p>
      <text:p text:style-name="P3">Ciphertext #5 = PCJXYHZSPBMSJHJGVF</text:p>
      <text:p text:style-name="P4"/>
      <text:p text:style-name="P4"/>
      <text:p text:style-name="P4"/>
      <text:p text:style-name="P4"/>
      <text:p text:style-name="P4"/>
      <text:p text:style-name="P3">Vigenere key = CYBERDIS</text:p>
      <text:p text:style-name="P3">Ciphertext #6 = DCONRPQFHPBRBOQF</text:p>
      <text:p text:style-name="P12"><text:span text:style-name="T11">Enigma sez: MQDL JFOK WGDW EFOU BLSI UOLV BHNW OLBA WYBO GELI FPEA KXHO PXNK LHTY VQKR QFXE AQRW IQVY FJBV LJCY WYJZ BQCA HUME HWC</text:span></text:p>
      <text:p text:style-name="P10"/>
      <text:p text:style-name="P7"/>
      <text:p text:style-name="P9"/>
      <text:p text:style-name="P7"><text:span text:style-name="T11">Enigma sez: MQDL JFOK WGDW EFOU BLSI UOLV BHNW OLBA WYBO GELI FPEA KXHO PXNK LHTY VQKR QFXE AQRW IQVY FJBV LJCY WYJZ BQCA HUME HWC</text:span></text:p>
      <text:p text:style-name="P10"/>
      <text:p text:style-name="P7"/>
      <text:p text:style-name="P7"/>
      <text:p text:style-name="P7"><text:span text:style-name="T11">Enigma sez: MQDL JFOK WGDW EFOU BLSI UOLV BHNW OLBA WYBO GELI FPEA KXHO PXNK LHTY VQKR QFXE AQRW IQVY FJBV LJCY WYJZ BQCA HUME HWC</text:span></text:p>
      <text:p text:style-name="P10"/>
      <text:p text:style-name="P7"/>
      <text:p text:style-name="P7"/>
      <text:p text:style-name="P7"><text:span text:style-name="T11">Enigma sez: MQDL JFOK WGDW EFOU BLSI UOLV BHNW OLBA WYBO GELI FPEA KXHO PXNK LHTY VQKR QFXE AQRW IQVY FJBV LJCY WYJZ BQCA HUME HWC</text:span></text:p>
      <text:p text:style-name="P7"/>
      <text:p text:style-name="P10"/>
      <text:p text:style-name="P7"/>
      <text:p text:style-name="P7"><text:span text:style-name="T13">Enigma sez: MQDL JFOK WGDW EFOU BLSI UOLV BHNW OLBA WYBO GELI FPEA KXHO PXNK LHTY VQKR QFXE AQRW IQVY FJBV LJCY WYJZ BQCA HUME HWC</text:span></text:p>
      <text:p text:style-name="P8"/>
      <text:p text:style-name="P11"/>
      <text:p text:style-name="P8"/>
      <text:p text:style-name="P8"><text:span text:style-name="T11">Enigma sez: AADD LLZB DTQN SNAB JWED RXMD CIYC SQQZ GEGA BLFQ LSAP OXHI UCRC UIPP YVXC NYJZ AIMF OHDE KLRM MDKV SKHR LYOK WGM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8-07-06T16:00:35.714048706</dc:date>
    <dc:creator>Wu-chang Feng</dc:creator>
    <meta:editing-duration>PT24M20S</meta:editing-duration>
    <meta:editing-cycles>17</meta:editing-cycles>
    <meta:generator>LibreOffice/5.1.6.2$Linux_X86_64 LibreOffice_project/10m0$Build-2</meta:generator>
    <meta:printed-by>Wu-chang Feng</meta:printed-by>
    <meta:print-date>2018-07-06T16:00:49.285804799</meta:print-date>
    <meta:document-statistic meta:table-count="0" meta:image-count="0" meta:object-count="0" meta:page-count="3" meta:paragraph-count="24" meta:word-count="221" meta:character-count="1273" meta:non-whitespace-character-count="1076"/>
  </office:meta>
</office:document-meta>
</file>